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P12" style:parent-style-name="List4" style:family="paragraph">
      <style:paragraph-properties fo:line-height="100%"/>
    </style:style>
    <style:style style:name="P13" style:parent-style-name="List4" style:family="paragraph">
      <style:paragraph-properties fo:line-height="100%"/>
    </style:style>
    <style:style style:name="P14" style:parent-style-name="List4" style:family="paragraph">
      <style:paragraph-properties fo:line-height="100%"/>
    </style:style>
    <style:style style:name="P15" style:parent-style-name="List4" style:family="paragraph">
      <style:paragraph-properties fo:line-height="100%"/>
    </style:style>
    <style:style style:name="P16" style:parent-style-name="List4" style:family="paragraph">
      <style:paragraph-properties fo:line-height="100%"/>
    </style:style>
    <style:style style:name="P17" style:parent-style-name="List4" style:family="paragraph">
      <style:paragraph-properties fo:line-height="100%"/>
    </style:style>
    <style:style style:name="P18" style:parent-style-name="List4" style:family="paragraph">
      <style:paragraph-properties fo:line-height="100%"/>
    </style:style>
    <style:style style:name="P19" style:parent-style-name="List4" style:family="paragraph">
      <style:paragraph-properties fo:line-height="100%"/>
    </style:style>
    <style:style style:name="P20" style:parent-style-name="List4" style:family="paragraph">
      <style:paragraph-properties fo:line-height="100%"/>
    </style:style>
    <style:style style:name="P21" style:parent-style-name="List4" style:family="paragraph">
      <style:paragraph-properties fo:line-height="100%"/>
    </style:style>
    <style:style style:name="T22" style:parent-style-name="DefaultParagraphFont" style:family="text">
      <style:text-properties fo:font-style="italic" style:font-style-asian="italic" style:font-style-complex="italic"/>
    </style:style>
    <style:style style:name="P23" style:parent-style-name="Textbody" style:family="paragraph"/>
    <style:style style:name="P24" style:parent-style-name="Textbody" style:family="paragraph"/>
    <style:style style:name="T25" style:parent-style-name="DefaultParagraphFont" style:family="text">
      <style:text-properties fo:font-style="italic" style:font-style-asian="italic" style:font-style-complex="italic"/>
    </style:style>
    <style:style style:name="P26" style:parent-style-name="Textbody" style:family="paragraph"/>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DBI3cli</text:p>
      <text:p text:style-name="Subtitle">DBI3 Log Download and KML Converter</text:p>
      <text:h text:style-name="Heading1" text:outline-level="1">Overview</text:h>
      <text:p text:style-name="Textbody">This application, written in Python<text:s/>(2/3), runs on Windows 10, Linux, and should run on MacOS.</text:p>
      <text:p text:style-name="Textbody">With the DBI3 plugged into a USB port, the<text:s/>application can download and/or delete LOG files located on the DBI3. <text:s/>When downloaded to the Computer, the log files are stored in a subdirectory based on the DBI3 serial number (e.g. DBI3logs/SN12345) to keep files separated in case you download from more than one DBI3. <text:s/>After downloading, the files can be immediately converted to KML format for display by Google Earth.</text:p>
      <text:p text:style-name="Textbody">When the DBI3 is not plugged into a USB port, this application can use the previously downloaded LOG files and convert/re-convert them to KML. <text:s/>It has the ability to<text:s/><text:span text:style-name="T2">tweak</text:span><text:s/>the KML output of the individual LOG files, altering the additional data fields included or shifting the altitude if the altimeter setting was incorrect during the flight.</text:p>
      <text:h text:style-name="Heading1" text:outline-level="1">Configuration</text:h>
      <text:p text:style-name="Textbody">Many options can be set for the application and will be persisted in a config file (<text:span text:style-name="T3">{HOME}/.DBI3config</text:span><text:s/>where {HOME} is the users home directory as defined by the OS). <text:s/>An important configuration item is the path to store DBI3 Log and KML files. <text:s/>The first time the application starts it will offer or default to use<text:s/><text:span text:style-name="T4">{HOME}/Documents/DBI3logs</text:span><text:s/>and<text:s/><text:span text:style-name="T5">{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 Log, overriding the application defaults.</text:p>
      <text:h text:style-name="Heading2" text:outline-level="2">Application config options:</text:h>
      <text:p text:style-name="List2">log_path – Directory path to store DBI3 Log files. <text:s/>The files will be in a serial number specific subdirectory under this path. (default<text:s/><text:span text:style-name="T6">{HOME}/Documents/DBI3logs</text:span>)</text:p>
      <text:p text:style-name="List2">kml_path – Directory path to store DBI3 KML output files. (default<text:s/><text:span text:style-name="T7">{HOME}/Documents/DBI3logs/kml</text:span>)</text:p>
      <text:p text:style-name="List2">com_port – USB comm port, the name is an OS specific format, config edit will attempt to help. (default<text:s/><text:span text:style-name="T8">None</text:span><text:s/>= attempt to automatically locate)</text:p>
      <text:p text:style-name="List2">filter_age_limit – Filter the Log/KML list display to files that are less than filter_age_limit days old.</text:p>
      <text:p text:style-name="List2">filter_new – Filter the Log/KML list display to files that are new (newer any any Log/KML currently on the PC)</text:p>
      <text:p text:style-name="List2">filter_invalid – Filter the Log list display to files that are valid for KML conversion (i.e. it has GPS data records)</text:p>
      <text:p text:style-name="List2">altitudemode – Google Earth altitude mode for track display. <text:s/><text:span text:style-name="T9">clampToGround</text:span><text:s/>draws the track on the surface. <text:s/><text:span text:style-name="T10">absolute</text:span><text:s/>use the Log record altitude and will display the track above (or below!) ground. <text:s/><text:span text:style-name="T11">relativeToGround</text:span><text:s/>assumes the 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 The additional DBI3 log data (temperatures, speed, …) can be included as additional data in the KML file, <text:s/>This controls english vs. metric value conversion for the additional data. <text:s/>Google Earth controls the conversion of track point altitudes.</text:p>
      <text:p text:style-name="List2">kml_fields –<text:s/>Controls the actual additional data fields that will be included in the KML. <text:s/>Consists of a comma separated list of the following:</text:p>
      <text:p text:style-name="P12">ALL<text:tab/>– Selects all of the following fields</text:p>
      <text:p text:style-name="P13">ROC<text:tab/>– Rate of Climb</text:p>
      <text:p text:style-name="P14">TOPT<text:tab/>– Top Temperature</text:p>
      <text:p text:style-name="P15">AMBT<text:tab/>– Ambient Temperature</text:p>
      <text:p text:style-name="P16">DIFF<text:tab/>– Computed difference from ambient to top temperature</text:p>
      <text:p text:style-name="P17">SOG<text:tab/>– Speed over Ground</text:p>
      <text:p text:style-name="P18">COG<text:tab/>– Course over Ground</text:p>
      <text:p text:style-name="P19">BATM<text:tab/>– DBI3 Battery voltage</text:p>
      <text:p text:style-name="P20">BRDT<text:tab/>– DBI3 internal board temperatures</text:p>
      <text:p text:style-name="P21"/>
      <text:p text:style-name="List2">verbose – Turns on verbose DEBUG output during execution for development testing.</text:p>
      <text:h text:style-name="Heading1" text:outline-level="1">KML edit (<text:span text:style-name="T22">tweak</text:span>) options:</text:h>
      <text:p text:style-name="List2">trim_start_time - Ignore DBI3 data until YYYYMMDDhhmmss (trim the beginning of the Log)</text:p>
      <text:p text:style-name="List2">trim_end_time - Ignore DBI3 data after YYYYMMDDhhmmss (trim the end of the Log)</text:p>
      <text:p text:style-name="List2">altitude_offset - floating point offset to the DBI3 reported altitude<text:s/>(adjust for incorrect altimeter setting)</text:p>
      <text:p text:style-name="List2">altitudemode - See Application config options.</text:p>
      <text:p text:style-name="List2">extend_to_ground - See Application config options.</text:p>
      <text:p text:style-name="List2">kml_use_metric - See Application config options.</text:p>
      <text:p text:style-name="List2">kml_fields – See Application config options.</text:p>
      <text:h text:style-name="Heading1" text:outline-level="1">Modes of Operation</text:h>
      <text:p text:style-name="Textbody">The<text:s/>application has three modes of operation:</text:p>
      <text:list text:style-name="LFO1" text:continue-numbering="true">
        <text:list-item>
          <text:p text:style-name="P23">When started without command line options it will present interactive menus to prompt for command and control operations.</text:p>
        </text:list-item>
        <text:list-item>
          <text:p text:style-name="P24">When started with –<text:span text:style-name="T25">sync</text:span><text:s/>it will attempt to automatically connect to the DBI3, download all new files (newer than any log file currently in the Log path), and convert them to KML.</text:p>
        </text:list-item>
        <text:list-item>
          <text:p text:style-name="P26">When started with<text:s/><text:span text:style-name="T27">–file FILE</text:span><text:s/>it will convert the single Log<text:s/><text:span text:style-name="T28">FILE</text:span><text:s/>into KML, saving it in the same directory as<text:s/><text:span text:style-name="T29">FILE.</text:span></text:p>
        </text:list-item>
      </text:list>
      <text:h text:style-name="Heading1" text:outline-level="1">Menu Tree</text:h>
      <text:p text:style-name="PreformattedText">Main – prompt<text:s/>=<text:s/>(DBI3)</text:p>
      <text:p text:style-name="PreformattedText"><text:s text:c="2"/>config – edit<text:s/>application config settings</text:p>
      <text:p text:style-name="PreformattedText"><text:s text:c="2"/>exit – exit program</text:p>
      <text:p text:style-name="PreformattedText"><text:s text:c="2"/>filter – set<text:s/>the<text:s/><text:span text:style-name="T30">list</text:span><text:s/>display filter options</text:p>
      <text:p text:style-name="PreformattedText"><text:s text:c="2"/>logs –<text:s/>prompt =<text:s/>(DBI3:Logs:SN12345)</text:p>
      <text:p text:style-name="PreformattedText"><text:s text:c="4"/>exit – exit to main menu</text:p>
      <text:p text:style-name="PreformattedText"><text:s text:c="4"/>list – display the current DBI3 Log list and selection status</text:p>
      <text:p text:style-name="PreformattedText"><text:s text:c="4"/>select – select lines from the<text:s/><text:span text:style-name="T31">list</text:span><text:s/>for later download/conversion</text:p>
      <text:p text:style-name="PreformattedText"><text:s text:c="4"/>convert<text:s/>– download 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text:s/>prompt =<text:s/>(DBI3:KML:SN12345)</text:p>
      <text:p text:style-name="PreformattedText"><text:s text:c="4"/>list – display the current Log list and selection status</text:p>
      <text:p text:style-name="PreformattedText"><text:s text:c="4"/>edit N<text:s/>– edit the<text:s/><text:span text:style-name="T32">tweak</text:span><text:s/>settings for the given list line</text:p>
      <text:p text:style-name="PreformattedText"><text:s text:c="4"/>exit – exit to Main menu</text:p>
      <text:p text:style-name="PreformattedText"><text:s text:c="4"/>select – select lines from the<text:s/><text:span text:style-name="T33">list</text:span><text:s/>for later operation</text:p>
      <text:p text:style-name="PreformattedText"><text:s text:c="4"/>convert – convert all currently selected list items to KML</text:p>
      <text:p text:style-name="PreformattedText"><text:s text:c="4"/>refresh – refresh the current list</text:p>
      <text:p text:style-name="PreformattedText"><text:s text:c="2"/>version – display the current DBI3cli software version</text:p>
      <text:p text:style-name="Textbody"/>
      <text:p text:style-name="Textbody">Main has the options to set and alter the<text:s/>application configuration and listing filters.</text:p>
      <text:p text:style-name="Textbody">Logs has the options to download, convert, and delete LOG files on the DBI3.</text:p>
      <text:p text:style-name="Textbody">KML has the options to tweak conversion options and convert/re-convert<text:s/>Log files to KML.</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5-20T20:29:00Z</dc:date>
    <meta:print-date>2020-05-20T20:28:00Z</meta:print-date>
    <meta:template xlink:href="Normal.dotm" xlink:type="simple"/>
    <meta:editing-cycles>15</meta:editing-cycles>
    <meta:editing-duration>PT578160S</meta:editing-duration>
    <meta:document-statistic meta:page-count="1" meta:paragraph-count="11" meta:word-count="882" meta:character-count="5899" meta:row-count="41" meta:non-whitespace-character-count="5028"/>
  </office:meta>
</office:document-meta>
</file>